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625in" style:rel-column-width="16383*"/>
    </style:style>
    <style:style style:name="Table1.D" style:family="table-column">
      <style:table-column-properties style:column-width="1.625in" style:rel-column-width="16386*"/>
    </style:style>
    <style:style style:name="Table1.A1" style:family="table-cell">
      <style:table-cell-properties fo:padding="0in" fo:border="none"/>
    </style:style>
    <style:style style:name="Table2" style:family="table">
      <style:table-properties style:width="6.5in" table:align="margins"/>
    </style:style>
    <style:style style:name="Table2.A" style:family="table-column">
      <style:table-column-properties style:column-width="1.625in" style:rel-column-width="16383*"/>
    </style:style>
    <style:style style:name="Table2.D" style:family="table-column">
      <style:table-column-properties style:column-width="1.625in" style:rel-column-width="16386*"/>
    </style:style>
    <style:style style:name="Table2.A1" style:family="table-cell">
      <style:table-cell-properties fo:padding="0in" fo:border="none"/>
    </style:style>
    <style:style style:name="Table3" style:family="table">
      <style:table-properties style:width="6.5in" table:align="margins"/>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ext_20_body" style:list-style-name="L4"/>
    <style:style style:name="P5" style:family="paragraph" style:parent-style-name="Text_20_body" style:list-style-name="L1">
      <style:paragraph-properties fo:margin-top="0in" fo:margin-bottom="0in" loext:contextual-spacing="false"/>
    </style:style>
    <style:style style:name="P6" style:family="paragraph" style:parent-style-name="Text_20_body" style:list-style-name="L2">
      <style:paragraph-properties fo:margin-top="0in" fo:margin-bottom="0in" loext:contextual-spacing="false"/>
    </style:style>
    <style:style style:name="P7" style:family="paragraph" style:parent-style-name="Text_20_body" style:list-style-name="L3">
      <style:paragraph-properties fo:margin-top="0in" fo:margin-bottom="0in" loext:contextual-spacing="false"/>
    </style:style>
    <style:style style:name="P8" style:family="paragraph" style:parent-style-name="Text_20_body" style:list-style-name="L5">
      <style:paragraph-properties fo:margin-top="0in" fo:margin-bottom="0in" loext:contextual-spacing="false"/>
    </style:style>
    <style:style style:name="P9" style:family="paragraph" style:parent-style-name="Text_20_body" style:list-style-name="L6">
      <style:paragraph-properties fo:margin-top="0in" fo:margin-bottom="0in" loext:contextual-spacing="false"/>
    </style:style>
    <style:style style:name="P10" style:family="paragraph" style:parent-style-name="Text_20_body" style:list-style-name="L7">
      <style:paragraph-properties fo:margin-top="0in" fo:margin-bottom="0in" loext:contextual-spacing="false"/>
    </style:style>
    <style:style style:name="P11" style:family="paragraph" style:parent-style-name="Text_20_body" style:list-style-name="L8">
      <style:paragraph-properties fo:margin-top="0in" fo:margin-bottom="0in" loext:contextual-spacing="false"/>
    </style:style>
    <style:style style:name="P12" style:family="paragraph" style:parent-style-name="Text_20_body" style:list-style-name="L9">
      <style:paragraph-properties fo:margin-top="0in" fo:margin-bottom="0in" loext:contextual-spacing="false"/>
    </style:style>
    <style:style style:name="P13" style:family="paragraph" style:parent-style-name="Text_20_body" style:list-style-name="L10">
      <style:paragraph-properties fo:margin-top="0in" fo:margin-bottom="0in" loext:contextual-spacing="false"/>
    </style:style>
    <style:style style:name="P14" style:family="paragraph" style:parent-style-name="Text_20_body" style:list-style-name="L11">
      <style:paragraph-properties fo:margin-top="0in" fo:margin-bottom="0in" loext:contextual-spacing="false"/>
    </style:style>
    <style:style style:name="T1" style:family="text">
      <style:text-properties style:text-position="super 58%"/>
    </style:style>
    <style:style style:name="T2" style:family="text">
      <style:text-properties officeooo:rsid="0017f7c1"/>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POSAL FOR IMPLEMENTATION FOR CUSTOMER_NAME</text:p>
      <text:p text:style-name="Author">author_name; author_name@email; <text:a xlink:type="simple" xlink:href="http://kxxxxxxe.in/" text:style-name="Internet_20_link" text:visited-style-name="Visited_20_Internet_20_Link"><text:span text:style-name="Definition">kxxxaxxx.in</text:span></text:a></text:p>
      <text:p text:style-name="Date">January 05, 201<text:span text:style-name="T2">9</text:span></text:p>
      <text:p text:style-name="Horizontal_20_Line"/>
      <text:h text:style-name="Heading_20_3" text:outline-level="3">version: <text:span text:style-name="T2">1</text:span>.0.0</text:h>
      <text:h text:style-name="Heading_20_2" text:outline-level="2">Table Of Contents</text:h>
      <text:list xml:id="list3719709873" text:style-name="L1">
        <text:list-item>
          <text:p text:style-name="P5"><text:a xlink:type="simple" xlink:href="#executive-summary" text:style-name="Internet_20_link" text:visited-style-name="Visited_20_Internet_20_Link"><text:span text:style-name="Definition">Executive Summary</text:span></text:a></text:p>
        </text:list-item>
        <text:list-item>
          <text:p text:style-name="P5"><text:a xlink:type="simple" xlink:href="#goals-objectives" text:style-name="Internet_20_link" text:visited-style-name="Visited_20_Internet_20_Link"><text:span text:style-name="Definition">Goals &amp; Objectives</text:span></text:a></text:p>
        </text:list-item>
        <text:list-item>
          <text:p text:style-name="P5"><text:a xlink:type="simple" xlink:href="#current-it-infrastructure" text:style-name="Internet_20_link" text:visited-style-name="Visited_20_Internet_20_Link"><text:span text:style-name="Definition">Current IT Infrastructure</text:span></text:a></text:p>
        </text:list-item>
        <text:list-item>
          <text:p text:style-name="P5"><text:a xlink:type="simple" xlink:href="#architecture" text:style-name="Internet_20_link" text:visited-style-name="Visited_20_Internet_20_Link"><text:span text:style-name="Definition">Architecture</text:span></text:a></text:p>
        </text:list-item>
        <text:list-item>
          <text:p text:style-name="P5"><text:a xlink:type="simple" xlink:href="#scope-of-work-sow" text:style-name="Internet_20_link" text:visited-style-name="Visited_20_Internet_20_Link"><text:span text:style-name="Definition">Scope of work (SoW)</text:span></text:a></text:p>
        </text:list-item>
        <text:list-item>
          <text:p text:style-name="P5"><text:a xlink:type="simple" xlink:href="#exclusions-out-of-scope" text:style-name="Internet_20_link" text:visited-style-name="Visited_20_Internet_20_Link"><text:span text:style-name="Definition">Exclusions/ Out of Scope</text:span></text:a></text:p>
        </text:list-item>
        <text:list-item>
          <text:p text:style-name="P5"><text:a xlink:type="simple" xlink:href="#prerequisite" text:style-name="Internet_20_link" text:visited-style-name="Visited_20_Internet_20_Link"><text:span text:style-name="Definition">Prerequisite</text:span></text:a></text:p>
        </text:list-item>
        <text:list-item>
          <text:p text:style-name="P5"><text:a xlink:type="simple" xlink:href="#dependencies" text:style-name="Internet_20_link" text:visited-style-name="Visited_20_Internet_20_Link"><text:span text:style-name="Definition">Dependencies</text:span></text:a></text:p>
        </text:list-item>
        <text:list-item>
          <text:p text:style-name="P5"><text:a xlink:type="simple" xlink:href="#escalation-matrix" text:style-name="Internet_20_link" text:visited-style-name="Visited_20_Internet_20_Link"><text:span text:style-name="Definition">ESCALATION MATRIX</text:span></text:a></text:p>
        </text:list-item>
        <text:list-item>
          <text:p text:style-name="P5"><text:a xlink:type="simple" xlink:href="#tech-support" text:style-name="Internet_20_link" text:visited-style-name="Visited_20_Internet_20_Link"><text:span text:style-name="Definition">Tech Support</text:span></text:a></text:p>
          <text:list text:style-name="L2">
            <text:list-item>
              <text:p text:style-name="P6"><text:a xlink:type="simple" xlink:href="#telephonic" text:style-name="Internet_20_link" text:visited-style-name="Visited_20_Internet_20_Link"><text:span text:style-name="Definition">Telephonic</text:span></text:a></text:p>
            </text:list-item>
            <text:list-item>
              <text:p text:style-name="P6"><text:a xlink:type="simple" xlink:href="#email" text:style-name="Internet_20_link" text:visited-style-name="Visited_20_Internet_20_Link"><text:span text:style-name="Definition">Email</text:span></text:a></text:p>
            </text:list-item>
          </text:list>
        </text:list-item>
        <text:list-item>
          <text:p text:style-name="P5"><text:a xlink:type="simple" xlink:href="#key-assumptions-expectations" text:style-name="Internet_20_link" text:visited-style-name="Visited_20_Internet_20_Link"><text:span text:style-name="Definition">Key Assumptions &amp; Expectations</text:span></text:a></text:p>
        </text:list-item>
        <text:list-item>
          <text:p text:style-name="P5"><text:a xlink:type="simple" xlink:href="#commercials" text:style-name="Internet_20_link" text:visited-style-name="Visited_20_Internet_20_Link"><text:span text:style-name="Definition">Commercials</text:span></text:a></text:p>
        </text:list-item>
        <text:list-item>
          <text:p text:style-name="P5"><text:a xlink:type="simple" xlink:href="#important-terms-conditions" text:style-name="Internet_20_link" text:visited-style-name="Visited_20_Internet_20_Link"><text:span text:style-name="Definition">Important Terms &amp; Conditions</text:span></text:a></text:p>
        </text:list-item>
        <text:list-item>
          <text:p text:style-name="P5"><text:a xlink:type="simple" xlink:href="#acceptance" text:style-name="Internet_20_link" text:visited-style-name="Visited_20_Internet_20_Link"><text:span text:style-name="Definition">ACCEPTANCE</text:span></text:a></text:p>
          <text:list text:style-name="L3">
            <text:list-item>
              <text:p text:style-name="P7"><text:a xlink:type="simple" xlink:href="#annexures" text:style-name="Internet_20_link" text:visited-style-name="Visited_20_Internet_20_Link"><text:span text:style-name="Definition"># Annexures #</text:span></text:a></text:p>
            </text:list-item>
          </text:list>
        </text:list-item>
      </text:list>
      <text:h text:style-name="Heading_20_2" text:outline-level="2"/>
      <text:h text:style-name="Heading_20_2" text:outline-level="2"/>
      <text:p text:style-name="Text_20_body"/>
      <text:p text:style-name="Text_20_body"/>
      <text:h text:style-name="Heading_20_1" text:outline-level="1"><text:soft-page-break/>Executive Summary</text:h>
      <text:p text:style-name="First_20_paragraph">Customer <text:span text:style-name="T2">XYZ</text:span>, Noida is looking for a competent open source service partner to manage their spread of infrastructure monitoring. wants to engage with Kxxn and Axxx Cxxxxxxxs, an expert Open Source Infrastructure Services company for the support services. The infrastructure covered under the support services is mentioned further. This document aims at framing the proposed services under a contract i.e. annual maintenance contract (AMC) for one year.</text:p>
      <text:h text:style-name="Heading_20_1" text:outline-level="1">Goals &amp; Objectives</text:h>
      <text:p text:style-name="First_20_paragraph">Primary goal to install the below servers and handover the production ready setup to customer IT team</text:p>
      <text:h text:style-name="Heading_20_1" text:outline-level="1">Planned IT Infrastructure</text:h>
      <text:list xml:id="list1633867749" text:style-name="L4">
        <text:list-item>
          <text:p text:style-name="P4">Total 05 Physical Servers with Linux <text:span text:style-name="T2">on RH</text:span></text:p>
        </text:list-item>
        <text:list-item>
          <text:p text:style-name="P4">03 APP Server <text:span text:style-name="T2">on APACHE</text:span></text:p>
        </text:list-item>
        <text:list-item>
          <text:p text:style-name="P4">01 DB Primary Server <text:span text:style-name="T2">on PG SQL</text:span></text:p>
        </text:list-item>
        <text:list-item>
          <text:p text:style-name="P4">01 DB Replication Server <text:span text:style-name="T2">PG SQL</text:span></text:p>
        </text:list-item>
      </text:list>
      <text:h text:style-name="Heading_20_1" text:outline-level="1">Architecture</text:h>
      <text:p text:style-name="First_20_paragraph">Captures the high level design diagram</text:p>
      <text:h text:style-name="Heading_20_1" text:outline-level="1">Scope of work (SoW)</text:h>
      <text:p text:style-name="First_20_paragraph">The current high level sow is as:</text:p>
      <text:list xml:id="list4182631238" text:style-name="L5">
        <text:list-item>
          <text:p text:style-name="P8">Create a system architecture design document</text:p>
        </text:list-item>
        <text:list-item>
          <text:p text:style-name="P8">Install the 3 web Apache servers on OSS linux OS</text:p>
        </text:list-item>
        <text:list-item>
          <text:p text:style-name="P8">Install the primary master database server using Postgres</text:p>
        </text:list-item>
        <text:list-item>
          <text:p text:style-name="P8">Install the replication slave server using Postgres</text:p>
        </text:list-item>
        <text:list-item>
          <text:p text:style-name="P8">Configure the 3 webservers &gt; i) Create access for web server users as per policy &gt; ii) Upload web application &gt; iii) Configure data sources</text:p>
        </text:list-item>
        <text:list-item>
          <text:p text:style-name="P8">Test the entire setup and handover</text:p>
        </text:list-item>
      </text:list>
      <text:h text:style-name="Heading_20_1" text:outline-level="1">Exclusions/ Out of Scope</text:h>
      <text:list xml:id="list2655766311" text:style-name="L6">
        <text:list-item>
          <text:p text:style-name="P9">Any new installation of any product other than the existing ones.</text:p>
        </text:list-item>
        <text:list-item>
          <text:p text:style-name="P9">Back end architecture designing including Database, Models, APIs, Web service and any Software (SW) development/coding.</text:p>
        </text:list-item>
        <text:list-item>
          <text:p text:style-name="P9">Any Hardware (HW) deployment &amp; troubleshooting.</text:p>
        </text:list-item>
        <text:list-item>
          <text:p text:style-name="P9">Network and network related issue arising out of network or network device, data lines failure.</text:p>
        </text:list-item>
        <text:list-item>
          <text:p text:style-name="P9">Issues due to unsupported Linux release and modified versions/RPM/Distro.</text:p>
        </text:list-item>
        <text:list-item>
          <text:p text:style-name="P9"><text:soft-page-break/>Any non-open source software and other application software</text:p>
        </text:list-item>
        <text:list-item>
          <text:p text:style-name="P9">Warranty support of any software or/and hardware infrastructure</text:p>
        </text:list-item>
        <text:list-item>
          <text:p text:style-name="P9">Known issues in Open source Linux OS, DB, Monitoring Software and Linux platform.</text:p>
        </text:list-item>
        <text:list-item>
          <text:p text:style-name="P9">Database DR setup and restoration of data backup</text:p>
        </text:list-item>
        <text:list-item>
          <text:p text:style-name="P9">Application/database integration &amp; migration</text:p>
        </text:list-item>
        <text:list-item>
          <text:p text:style-name="P9">Support services for technical issues not covered under scope and additional infrastructure</text:p>
        </text:list-item>
      </text:list>
      <text:h text:style-name="Heading_20_1" text:outline-level="1">Prerequisite</text:h>
      <text:list xml:id="list39875672" text:style-name="L7">
        <text:list-item>
          <text:p text:style-name="P10">5 server instances (physical or virtual) with linux</text:p>
        </text:list-item>
        <text:list-item>
          <text:p text:style-name="P10">Admin Access all the time.</text:p>
        </text:list-item>
        <text:list-item>
          <text:p text:style-name="P10">Web application archive</text:p>
        </text:list-item>
        <text:list-item>
          <text:p text:style-name="P10">Database structure</text:p>
        </text:list-item>
        <text:list-item>
          <text:p text:style-name="P10">Storage as per size of partitions</text:p>
        </text:list-item>
      </text:list>
      <text:p text:style-name="First_20_paragraph">  Note: Prerequisites will be verified through a checklist</text:p>
      <text:h text:style-name="Heading_20_1" text:outline-level="1">Dependencies</text:h>
      <text:list xml:id="list1710191529" text:style-name="L8">
        <text:list-item>
          <text:p text:style-name="P11">Supported hardware for Linux</text:p>
        </text:list-item>
        <text:list-item>
          <text:p text:style-name="P11">Dedicated access to the system is required while the service is being performed</text:p>
        </text:list-item>
        <text:list-item>
          <text:p text:style-name="P11">Network and Internet access through firewall</text:p>
        </text:list-item>
        <text:list-item>
          <text:p text:style-name="P11">Required software packages and repositories</text:p>
        </text:list-item>
        <text:list-item>
          <text:p text:style-name="P11">Formal approval from Team for any changes on any servers</text:p>
        </text:list-item>
      </text:list>
      <text:h text:style-name="Heading_20_1" text:outline-level="1">ESCALATION MATRIX</text:h>
      <table:table table:name="Table1" table:style-name="Table1">
        <table:table-column table:style-name="Table1.A" table:number-columns-repeated="3"/>
        <table:table-column table:style-name="Table1.D"/>
        <table:table-header-rows>
          <table:table-row>
            <table:table-cell table:style-name="Table1.A1" office:value-type="string">
              <text:p text:style-name="P2">SNO.</text:p>
            </table:table-cell>
            <table:table-cell table:style-name="Table1.A1" office:value-type="string">
              <text:p text:style-name="P2">LEVEL</text:p>
            </table:table-cell>
            <table:table-cell table:style-name="Table1.A1" office:value-type="string">
              <text:p text:style-name="P2">NAME</text:p>
            </table:table-cell>
            <table:table-cell table:style-name="Table1.A1" office:value-type="string">
              <text:p text:style-name="P2">Contact Email</text:p>
            </table:table-cell>
          </table:table-row>
        </table:table-header-rows>
        <table:table-row>
          <table:table-cell table:style-name="Table1.A1" office:value-type="string">
            <text:p text:style-name="P3">1.</text:p>
          </table:table-cell>
          <table:table-cell table:style-name="Table1.A1" office:value-type="string">
            <text:p text:style-name="P3">1</text:p>
          </table:table-cell>
          <table:table-cell table:style-name="Table1.A1" office:value-type="string">
            <text:p text:style-name="P3">JANE DOE ONE</text:p>
          </table:table-cell>
          <table:table-cell table:style-name="Table1.A1" office:value-type="string">
            <text:p text:style-name="P3">jane.doe@kxxxxxxe.in</text:p>
          </table:table-cell>
        </table:table-row>
        <table:table-row>
          <table:table-cell table:style-name="Table1.A1" office:value-type="string">
            <text:p text:style-name="P3">2 .</text:p>
          </table:table-cell>
          <table:table-cell table:style-name="Table1.A1" office:value-type="string">
            <text:p text:style-name="P3">2</text:p>
          </table:table-cell>
          <table:table-cell table:style-name="Table1.A1" office:value-type="string">
            <text:p text:style-name="P3">JANE DOE TWO</text:p>
          </table:table-cell>
          <table:table-cell table:style-name="Table1.A1" office:value-type="string">
            <text:p text:style-name="P3">jane.doe@kxxxxxxe.in</text:p>
          </table:table-cell>
        </table:table-row>
        <table:table-row>
          <table:table-cell table:style-name="Table1.A1" office:value-type="string">
            <text:p text:style-name="P3">3.</text:p>
          </table:table-cell>
          <table:table-cell table:style-name="Table1.A1" office:value-type="string">
            <text:p text:style-name="P3">3</text:p>
          </table:table-cell>
          <table:table-cell table:style-name="Table1.A1" office:value-type="string">
            <text:p text:style-name="P3">JANE DOE THREE</text:p>
          </table:table-cell>
          <table:table-cell table:style-name="Table1.A1" office:value-type="string">
            <text:p text:style-name="P3">jane.doe@kxxxxxxe.in</text:p>
          </table:table-cell>
        </table:table-row>
      </table:table>
      <text:p text:style-name="Table">01</text:p>
      <text:h text:style-name="Heading_20_1" text:outline-level="1">Tech Support</text:h>
      <text:h text:style-name="Heading_20_3" text:outline-level="3">Telephonic</text:h>
      <text:p text:style-name="First_20_paragraph">: Call to Tech Support +91 000 000 000</text:p>
      <text:h text:style-name="Heading_20_3" text:outline-level="3">Email</text:h>
      <text:p text:style-name="First_20_paragraph">: support@kxxxxxxe.in</text:p>
      <text:h text:style-name="Heading_20_1" text:outline-level="1"><text:soft-page-break/>Key Assumptions &amp; Expectations</text:h>
      <text:list xml:id="list2927062001" text:style-name="L9">
        <text:list-item>
          <text:p text:style-name="P12">These estimates are based on preliminary discussions and do not count for any contingencies.</text:p>
        </text:list-item>
        <text:list-item>
          <text:p text:style-name="P12">The mentioned services, activities under SoW are for one year only however services can be extended as per mutual agreements and contract.</text:p>
        </text:list-item>
        <text:list-item>
          <text:p text:style-name="P12">Kxxxxxxe will provide services for 24x7 basis.</text:p>
        </text:list-item>
        <text:list-item>
          <text:p text:style-name="P12">Kxxxxxxe will deploying on-site L1/L2 engineer for monitoring and SOP based operations tasks.</text:p>
        </text:list-item>
        <text:list-item>
          <text:p text:style-name="P12">The working hours for onsite engineers will be monday to friday during standard business hours at Noida location. In weekdays, resource will be present at Noida office.</text:p>
        </text:list-item>
        <text:list-item>
          <text:p text:style-name="P12">Over weekends and in night shift monitoring would be done remotely.</text:p>
        </text:list-item>
        <text:list-item>
          <text:p text:style-name="P12">All engineers would be deployed post approval from system team only.</text:p>
        </text:list-item>
        <text:list-item>
          <text:p text:style-name="P12">will provide SOP to L1 to execute daily basis task. Eg. Log rotation / backup.</text:p>
        </text:list-item>
        <text:list-item>
          <text:p text:style-name="P12">and Kxxxxxxe both shall designate a coordinator and PMO for the Services to be performed vide the SOW. The coordinators shall interact to get approvals, report progress, discuss and resolve issues, manage meetings, etc. and can escalate issues or ask for clarification to their observations</text:p>
        </text:list-item>
        <text:list-item>
          <text:p text:style-name="P12">Kxxxxxxe’s any planning, execution; implementation will require an approval from designated coordinators from IB.</text:p>
        </text:list-item>
        <text:list-item>
          <text:p text:style-name="P12">Adequate skill set will be ensured to work on the production systems.</text:p>
        </text:list-item>
        <text:list-item>
          <text:p text:style-name="P12">Kxxxxxxe will change the resources incase if resource is not available or has moved out or is not fit to work.</text:p>
        </text:list-item>
        <text:list-item>
          <text:p text:style-name="P12">to maintain the Linux server, subscription active in order to get latest updates &amp; patches necessary for service delivery, maintenance &amp; troubleshooting.</text:p>
        </text:list-item>
        <text:list-item>
          <text:p text:style-name="P12">The solution is based on deployment under Red Hat Linux environment.</text:p>
        </text:list-item>
        <text:list-item>
          <text:p text:style-name="P12">For virtual systems where underlying hypervisor on non Red Hat then technical known issues arising out of such virtualized environment will be considered out of scope.</text:p>
        </text:list-item>
        <text:list-item>
          <text:p text:style-name="P12">to provide onsite as well as remote access (via VPN) to servers, Storage and network for the mentioned environment to facilitate the activities.</text:p>
        </text:list-item>
        <text:list-item>
          <text:p text:style-name="P12">All facilities for which we’re dependent on a third-party to be made available on a timely manner.</text:p>
        </text:list-item>
        <text:list-item>
          <text:p text:style-name="P12">to ensure availability of server admin rights and resources for backup, alternate power backup, workplace safety and compliance for environment safety.</text:p>
        </text:list-item>
        <text:list-item>
          <text:p text:style-name="P12">acknowledges that in order for to provide the Support, may be required to license and install certain third-party software that are not provided or licensed by existing open source software and Computers Pvt Ltd.</text:p>
        </text:list-item>
        <text:list-item>
          <text:p text:style-name="P12">can neither be held responsible for impact on the functionality due any code change asked by under assigned Task nor the impact affecting the functionality after the rollback of any update, upgrade etc.</text:p>
        </text:list-item>
        <text:list-item>
          <text:p text:style-name="P12">All performance tuning &amp; optimization will be based on Red Hat’s recommended best practices.</text:p>
        </text:list-item>
        <text:list-item>
          <text:p text:style-name="P12">This service may necessitate the requirement to interrupt normal operating activities as necessary to permit delivery of this service therefore productive use of the system should not be scheduled during the installation, configuration and testing services.</text:p>
        </text:list-item>
        <text:list-item>
          <text:p text:style-name="P12"><text:soft-page-break/>to ensure the delivery of required IT hardware/software for the work at hand</text:p>
        </text:list-item>
        <text:list-item>
          <text:p text:style-name="P12">Downtime server(s) can be expected and might be required for deployment purpose hence productive use of systems should avoided during such events.</text:p>
        </text:list-item>
      </text:list>
      <text:h text:style-name="Heading_20_1" text:outline-level="1">Commercials</text:h>
      <table:table table:name="Table2" table:style-name="Table2">
        <table:table-column table:style-name="Table2.A" table:number-columns-repeated="3"/>
        <table:table-column table:style-name="Table2.D"/>
        <table:table-header-rows>
          <table:table-row>
            <table:table-cell table:style-name="Table2.A1" office:value-type="string">
              <text:p text:style-name="P2">ITEM</text:p>
            </table:table-cell>
            <table:table-cell table:style-name="Table2.A1" office:value-type="string">
              <text:p text:style-name="P2">RATE MAN-MONTH</text:p>
            </table:table-cell>
            <table:table-cell table:style-name="Table2.A1" office:value-type="string">
              <text:p text:style-name="P2">MONTHS</text:p>
            </table:table-cell>
            <table:table-cell table:style-name="Table2.A1" office:value-type="string">
              <text:p text:style-name="P2">AMOUNT</text:p>
            </table:table-cell>
          </table:table-row>
        </table:table-header-rows>
        <table:table-row>
          <table:table-cell table:style-name="Table2.A1" office:value-type="string">
            <text:p text:style-name="P3">1.</text:p>
          </table:table-cell>
          <table:table-cell table:style-name="Table2.A1" office:value-type="string">
            <text:p text:style-name="P3">000,000</text:p>
          </table:table-cell>
          <table:table-cell table:style-name="Table2.A1" office:value-type="string">
            <text:p text:style-name="Standard"/>
          </table:table-cell>
          <table:table-cell table:style-name="Table2.A1" office:value-type="string">
            <text:p text:style-name="P3">0,000,000</text:p>
          </table:table-cell>
        </table:table-row>
      </table:table>
      <text:p text:style-name="First_20_paragraph">In words: Rs. (exclusive of GST)<text:span text:style-name="T1">1</text:span></text:p>
      <text:p text:style-name="Text_20_body"><text:span text:style-name="T1">1</text:span> 18% Goods &amp; Services Tax</text:p>
      <text:h text:style-name="Heading_20_1" text:outline-level="1">Important Terms &amp; Conditions</text:h>
      <text:list xml:id="list3350008709" text:style-name="L10">
        <text:list-item>
          <text:p text:style-name="P13">Goods and Services Tax Extra.</text:p>
        </text:list-item>
        <text:list-item>
          <text:p text:style-name="P13">Payment terms &amp; schedules: 25% advance, 50% after installation of all server and 25% after handover or as per set milestoness.</text:p>
        </text:list-item>
        <text:list-item>
          <text:p text:style-name="P13">Price validity : One Month</text:p>
        </text:list-item>
        <text:list-item>
          <text:p text:style-name="P13">Formal Purchase Order to be raised in the name of and Once PO is raised, it can’t be cancelled</text:p>
        </text:list-item>
        <text:list-item>
          <text:p text:style-name="P13">The mentioned commercials do not include and the price of any software, hardware and 3rd party software or service.</text:p>
        </text:list-item>
        <text:list-item>
          <text:p text:style-name="P13">If any services/deliverables are required to be performed which are beyond those mentioned in the SOW, then the Kxxxxxxe shall provide an estimate of cost for performing such services to and shall obtain IB’s prior written approval for such costs. These costs will be invoiced to after completion of work and will pay the invoiced amount within 2 weeks of submission of invoice.</text:p>
        </text:list-item>
        <text:list-item>
          <text:p text:style-name="P13">The engineers will be available remotely and on-site unless absolutely required and asked by Team.</text:p>
        </text:list-item>
        <text:list-item>
          <text:p text:style-name="P13">All onsite Travel by air and stay at a decent hotel preferably near the site will be arranged by in advance for the Kxxxxxxe’s designated resource else will be charged extra.</text:p>
        </text:list-item>
        <text:list-item>
          <text:p text:style-name="P13">will provide the Services and Deliverables to as outlined in a SOW incorporating this proposal. Each deliverable in SoW will become binding when signed by both parties and will be governed by the terms and conditions of this proposal.</text:p>
        </text:list-item>
        <text:list-item>
          <text:p text:style-name="P13">All necessary authorization to work, primary technical contact and local contact details for must be provided in advance.</text:p>
        </text:list-item>
        <text:list-item>
          <text:p text:style-name="P13">will designated Level 2 resources for the purpose of interfacing between IB’s team and Kxxxxxxe’s resources.</text:p>
        </text:list-item>
        <text:list-item>
          <text:p text:style-name="P13">Reporting &amp; Escalation: All necessary reporting formats and frequency will be mutually agreed, and will provide the escalation matrix for Kxxxxxxe. All such reporting will be done through email, web or phone only. Any meeting requiring face to face discussion outside Delhi NCR, will arrange the travel and stay for Kxxxxxxe’s resource(s).</text:p>
        </text:list-item>
        <text:list-item>
          <text:p text:style-name="P13">will not be responsible for the warranty and service issues in any of the HW or SW or 3rd party services which has already procured or purchased or has an ongoing <text:soft-page-break/>services/support or commercial contract.</text:p>
        </text:list-item>
        <text:list-item>
          <text:p text:style-name="P13">Any additional hardware, software and/or communications infrastructure and communication link/channel related usage/ configuration charges incurred for the implementation of this service will be borne entirely by the IB.</text:p>
        </text:list-item>
        <text:list-item>
          <text:p text:style-name="P13">Contract Term is 12 months or 356 days.</text:p>
        </text:list-item>
        <text:list-item>
          <text:p text:style-name="P13">Start Date: dd-mmm-yyyy (means the day the services are officially started)</text:p>
        </text:list-item>
        <text:list-item>
          <text:p text:style-name="P13">End date dd-mmm-yyyy (means the last day of the contract at the closure of business hours)</text:p>
        </text:list-item>
        <text:list-item>
          <text:p text:style-name="P13">Business day means one working day consisting of standard business hours excluding weekends and holidays.</text:p>
        </text:list-item>
        <text:list-item>
          <text:p text:style-name="P13">Leaves: Resources deployed will be entitled for sick leaves and personal emergency casual leaves</text:p>
        </text:list-item>
        <text:list-item>
          <text:p text:style-name="P13">Business hours mean standard operating hour from 9AM to 6PM Mon-Friday.</text:p>
        </text:list-item>
        <text:list-item>
          <text:p text:style-name="P13">can be held responsible for the failure to perform any of its obligations loss or damage or delay due to FORCE MAJEURE such as act of God, firestorm, explosion, accident, strike, lockout, industrial dispute, labour trouble, transportation, war, war-like condition, civil commotion, riot, inability to obtain any material, refusal of license/subscription or imposition of sanctions and/or any measures taken by the Govt/government action or inaction. Whatsoever which renders it impossible or impractical for us to perform its obligation under the proposed services.</text:p>
        </text:list-item>
        <text:list-item>
          <text:p text:style-name="P13">will not participate in any drill for any planned or unplanned downtime.</text:p>
        </text:list-item>
        <text:list-item>
          <text:p text:style-name="P13">Non-solicitation. agrees not to solicit or hire any personnel of involved with the delivery of Services about any work order/purchase order during the term of and for twelve (12) months after termination or expiration of such work order/purchase order.</text:p>
        </text:list-item>
        <text:list-item>
          <text:p text:style-name="P13">Dispute Resolution. Each party agrees to give the other a written description of any problem(s) that may arise and to make a good faith effort to amicably resolve any such problem before commencing any proceeding</text:p>
        </text:list-item>
        <text:list-item>
          <text:p text:style-name="P13">Termination: Either Party can terminate the contract by giving 60 days’ notice.</text:p>
        </text:list-item>
        <text:list-item>
          <text:p text:style-name="P13">JURISDICTION: In case any dispute or difference shall arise between the parties during the subsistence the contract or by abandonment of contract or after the conclusion of the contract or touching or such relating either to the said service to be performed directly or indirectly under this contract then in such an event the courts at Delhi shall have exclusive jurisdiction.</text:p>
        </text:list-item>
      </text:list>
      <text:h text:style-name="Heading_20_1" text:outline-level="1">ACCEPTANCE</text:h>
      <table:table table:name="Table3" table:style-name="Table3">
        <table:table-column table:style-name="Table3.A"/>
        <table:table-column table:style-name="Table3.B"/>
        <table:table-header-rows>
          <table:table-row>
            <table:table-cell table:style-name="Table3.A1" office:value-type="string">
              <text:p text:style-name="Table_20_Heading">CUSTOMER NAME</text:p>
            </table:table-cell>
            <table:table-cell table:style-name="Table3.A1" office:value-type="string">
              <text:p text:style-name="Table_20_Heading">Kxxx AND Axxxx Cxxxxxxxs PXxx.</text:p>
            </table:table-cell>
          </table:table-row>
        </table:table-header-rows>
        <table:table-row>
          <table:table-cell table:style-name="Table3.A1" office:value-type="string">
            <text:p text:style-name="Standard"/>
          </table:table-cell>
          <table:table-cell table:style-name="Table3.A1" office:value-type="string">
            <text:p text:style-name="Standard"/>
          </table:table-cell>
        </table:table-row>
        <table:table-row>
          <table:table-cell table:style-name="Table3.A1" office:value-type="string">
            <text:p text:style-name="Standard"/>
          </table:table-cell>
          <table:table-cell table:style-name="Table3.A1" office:value-type="string">
            <text:p text:style-name="Standard"/>
          </table:table-cell>
        </table:table-row>
        <table:table-row>
          <table:table-cell table:style-name="Table3.A1" office:value-type="string">
            <text:p text:style-name="Standard"/>
          </table:table-cell>
          <table:table-cell table:style-name="Table3.A1" office:value-type="string">
            <text:p text:style-name="Standard"/>
          </table:table-cell>
        </table:table-row>
        <table:table-row>
          <table:table-cell table:style-name="Table3.A1" office:value-type="string">
            <text:p text:style-name="Standard"/>
          </table:table-cell>
          <table:table-cell table:style-name="Table3.A1" office:value-type="string">
            <text:p text:style-name="Standard"/>
          </table:table-cell>
        </table:table-row>
        <table:table-row>
          <table:table-cell table:style-name="Table3.A1" office:value-type="string">
            <text:p text:style-name="Table_20_Contents">Signature Authorised Signatory</text:p>
          </table:table-cell>
          <table:table-cell table:style-name="Table3.A1" office:value-type="string">
            <text:p text:style-name="Table_20_Contents">Signature Authorised Signatory</text:p>
          </table:table-cell>
        </table:table-row>
        <table:table-row>
          <table:table-cell table:style-name="Table3.A1" office:value-type="string">
            <text:p text:style-name="Table_20_Contents">Name:</text:p>
          </table:table-cell>
          <table:table-cell table:style-name="Table3.A1" office:value-type="string">
            <text:p text:style-name="Table_20_Contents">Name:</text:p>
          </table:table-cell>
        </table:table-row>
        <table:table-row>
          <table:table-cell table:style-name="Table3.A1" office:value-type="string">
            <text:p text:style-name="Table_20_Contents">Designation:</text:p>
          </table:table-cell>
          <table:table-cell table:style-name="Table3.A1" office:value-type="string">
            <text:p text:style-name="Table_20_Contents">Designation:</text:p>
          </table:table-cell>
        </table:table-row>
        <table:table-row>
          <table:table-cell table:style-name="Table3.A1" office:value-type="string">
            <text:p text:style-name="Table_20_Contents">Date:</text:p>
          </table:table-cell>
          <table:table-cell table:style-name="Table3.A1" office:value-type="string">
            <text:p text:style-name="Table_20_Contents">Designation:</text:p>
          </table:table-cell>
        </table:table-row>
        <text:soft-page-break/>
        <table:table-row>
          <table:table-cell table:style-name="Table3.A1" office:value-type="string">
            <text:p text:style-name="Table_20_Contents">Place:</text:p>
          </table:table-cell>
          <table:table-cell table:style-name="Table3.A1" office:value-type="string">
            <text:p text:style-name="Table_20_Contents">Designation:</text:p>
          </table:table-cell>
        </table:table-row>
      </table:table>
      <text:h text:style-name="Heading_20_1" text:outline-level="1">Annexures</text:h>
      <text:list xml:id="list63216172" text:style-name="L11">
        <text:list-item>
          <text:p text:style-name="P14">Pre-requisite sheet</text:p>
        </text:list-item>
        <text:list-item>
          <text:p text:style-name="P14">Supported Hardware specifications</text:p>
        </text:list-item>
        <text:list-item>
          <text:p text:style-name="P14">Project contact she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7</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OSAL FOR IMPLEMENTATION FOR CUSTOMER_NAME</dc:title>
    <dc:date>2019-01-05T15:51:52.070610593</dc:date>
    <meta:editing-duration>PT1M25S</meta:editing-duration>
    <meta:editing-cycles>1</meta:editing-cycles>
    <meta:document-statistic meta:table-count="3" meta:image-count="0" meta:object-count="0" meta:page-count="7" meta:paragraph-count="169" meta:word-count="1807" meta:character-count="11204" meta:non-whitespace-character-count="9664"/>
    <meta:generator>LibreOffice/6.0.7.3$Linux_X86_64 LibreOffice_project/00m0$Build-3</meta:generator>
  </office:meta>
</office:document-meta>
</file>